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22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">
      <style:table-cell-properties fo:background-color="#e6e6e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 style:data-style-name="N1">
      <style:table-cell-properties fo:background-color="#e6e6ff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 style:data-style-name="N1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e6ff"/>
    </style:style>
    <style:style style:name="ce11" style:family="table-cell" style:parent-style-name="Default" style:data-style-name="N1">
      <style:table-cell-properties fo:background-color="#e6e6ff"/>
    </style:style>
    <style:style style:name="ce12" style:family="table-cell" style:parent-style-name="Default" style:data-style-name="N122">
      <style:table-cell-properties fo:background-color="#e6e6e6"/>
      <style:text-properties fo:font-weight="bold" style:font-weight-asian="bold" style:font-weight-complex="bold"/>
    </style:style>
    <style:style style:name="ce13" style:family="table-cell" style:parent-style-name="Default" style:data-style-name="N122">
      <style:table-cell-properties fo:background-color="#e6e6ff"/>
    </style:style>
    <style:style style:name="ce14" style:family="table-cell" style:parent-style-name="Default">
      <style:table-cell-properties fo:background-color="#e6e6e6"/>
    </style:style>
    <style:style style:name="gr1" style:family="graphic">
      <style:graphic-properties draw:ole-draw-aspect="1"/>
    </style:style>
  </office:automatic-styles>
  <office:body>
    <office:spreadsheet>
      <table:table table:name="gp2y0A41SK" table:style-name="ta1" table:print="false">
        <table:table-column table:style-name="co1" table:default-cell-style-name="ce1"/>
        <table:table-column table:style-name="co1" table:number-columns-repeated="1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4"/>
          <table:table-cell>
            <draw:frame table:end-cell-address="gp2y0A41SK.Z46" table:end-x="0.3201in" table:end-y="0.065in" draw:z-index="1" draw:style-name="gr1" svg:width="9.6421in" svg:height="7.6276in" svg:x="0.4559in" svg:y="0in">
              <draw:object draw:notify-on-update-of-ranges="gp2y0A41SK.D3:gp2y0A41SK.D28 gp2y0A41SK.B3:gp2y0A41SK.B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2" office:value-type="string">
            <text:p>distance</text:p>
          </table:table-cell>
          <table:table-cell table:style-name="ce3" office:value-type="string">
            <text:p>1/distance</text:p>
          </table:table-cell>
          <table:table-cell table:style-name="ce3" office:value-type="string">
            <text:p>voltage</text:p>
          </table:table-cell>
          <table:table-cell table:style-name="ce3" office:value-type="string">
            <text:p>adc outpu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formula="of:=1/[.B5]" office:value-type="float" office:value="50">
            <text:p>50</text:p>
          </table:table-cell>
          <table:table-cell office:value-type="float" office:value="0.02">
            <text:p>0.02</text:p>
          </table:table-cell>
          <table:table-cell office:value-type="float" office:value="0.3">
            <text:p>0.3</text:p>
          </table:table-cell>
          <table:table-cell table:style-name="ce1" table:formula="of:=1024/5*[.C5]" office:value-type="float" office:value="61.44">
            <text:p>61</text:p>
          </table:table-cell>
          <table:table-cell table:number-columns-repeated="11"/>
        </table:table-row>
        <table:table-row table:style-name="ro1">
          <table:table-cell table:formula="of:=1/[.B6]" office:value-type="float" office:value="33.3333333333333">
            <text:p>33</text:p>
          </table:table-cell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table:style-name="ce1" table:formula="of:=1024/5*[.C6]" office:value-type="float" office:value="81.92">
            <text:p>82</text:p>
          </table:table-cell>
          <table:table-cell table:number-columns-repeated="11"/>
        </table:table-row>
        <table:table-row table:style-name="ro1">
          <table:table-cell table:formula="of:=1/[.B7]" office:value-type="float" office:value="25">
            <text:p>25</text:p>
          </table:table-cell>
          <table:table-cell office:value-type="float" office:value="0.04">
            <text:p>0.04</text:p>
          </table:table-cell>
          <table:table-cell office:value-type="float" office:value="0.5">
            <text:p>0.5</text:p>
          </table:table-cell>
          <table:table-cell table:style-name="ce1" table:formula="of:=1024/5*[.C7]" office:value-type="float" office:value="102.4">
            <text:p>102</text:p>
          </table:table-cell>
          <table:table-cell table:number-columns-repeated="2"/>
          <table:table-cell>
            <draw:frame table:end-cell-address="gp2y0A41SK.N41" table:end-x="0.6327in" table:end-y="0.0961in" draw:z-index="0" draw:style-name="gr1" svg:width="6.4575in" svg:height="5.7732in" svg:x="0.4185in" svg:y="0.0366in">
              <draw:object draw:notify-on-update-of-ranges="gp2y0A41SK.C3:gp2y0A41SK.C28 gp2y0A41SK.B3:gp2y0A41SK.B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formula="of:=1/[.B8]" office:value-type="float" office:value="20">
            <text:p>20</text:p>
          </table:table-cell>
          <table:table-cell office:value-type="float" office:value="0.05">
            <text:p>0.05</text:p>
          </table:table-cell>
          <table:table-cell office:value-type="float" office:value="0.65">
            <text:p>0.65</text:p>
          </table:table-cell>
          <table:table-cell table:style-name="ce1" table:formula="of:=1024/5*[.C8]" office:value-type="float" office:value="133.12">
            <text:p>133</text:p>
          </table:table-cell>
          <table:table-cell table:number-columns-repeated="11"/>
        </table:table-row>
        <table:table-row table:style-name="ro1">
          <table:table-cell table:formula="of:=1/[.B9]" office:value-type="float" office:value="16.6666666666667">
            <text:p>17</text:p>
          </table:table-cell>
          <table:table-cell office:value-type="float" office:value="0.06">
            <text:p>0.06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0]" office:value-type="float" office:value="14.2857142857143">
            <text:p>14</text:p>
          </table:table-cell>
          <table:table-cell office:value-type="float" office:value="0.07">
            <text:p>0.07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1]" office:value-type="float" office:value="12.5">
            <text:p>13</text:p>
          </table:table-cell>
          <table:table-cell office:value-type="float" office:value="0.08">
            <text:p>0.08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2]" office:value-type="float" office:value="11.1111111111111">
            <text:p>11</text:p>
          </table:table-cell>
          <table:table-cell office:value-type="float" office:value="0.09">
            <text:p>0.09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3]"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.3">
            <text:p>1.3</text:p>
          </table:table-cell>
          <table:table-cell table:style-name="ce1" table:formula="of:=1024/5*[.C13]" office:value-type="float" office:value="266.24">
            <text:p>266</text:p>
          </table:table-cell>
          <table:table-cell table:number-columns-repeated="11"/>
        </table:table-row>
        <table:table-row table:style-name="ro1">
          <table:table-cell table:formula="of:=1/[.B14]" office:value-type="float" office:value="9.09090909090909">
            <text:p>9</text:p>
          </table:table-cell>
          <table:table-cell office:value-type="float" office:value="0.11">
            <text:p>0.11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5]" office:value-type="float" office:value="8.33333333333333">
            <text:p>8</text:p>
          </table:table-cell>
          <table:table-cell office:value-type="float" office:value="0.12">
            <text:p>0.12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6]" office:value-type="float" office:value="7.69230769230769">
            <text:p>8</text:p>
          </table:table-cell>
          <table:table-cell office:value-type="float" office:value="0.13">
            <text:p>0.13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7]" office:value-type="float" office:value="7.14285714285714">
            <text:p>7</text:p>
          </table:table-cell>
          <table:table-cell office:value-type="float" office:value="0.14">
            <text:p>0.14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8]" office:value-type="float" office:value="6.66666666666667">
            <text:p>7</text:p>
          </table:table-cell>
          <table:table-cell office:value-type="float" office:value="0.15">
            <text:p>0.15</text:p>
          </table:table-cell>
          <table:table-cell office:value-type="float" office:value="1.9">
            <text:p>1.9</text:p>
          </table:table-cell>
          <table:table-cell table:style-name="ce1" table:formula="of:=1024/5*[.C18]" office:value-type="float" office:value="389.12">
            <text:p>389</text:p>
          </table:table-cell>
          <table:table-cell table:number-columns-repeated="11"/>
        </table:table-row>
        <table:table-row table:style-name="ro1">
          <table:table-cell table:formula="of:=1/[.B19]" office:value-type="float" office:value="6.25">
            <text:p>6</text:p>
          </table:table-cell>
          <table:table-cell office:value-type="float" office:value="0.16">
            <text:p>0.16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20]" office:value-type="float" office:value="5.88235294117647">
            <text:p>6</text:p>
          </table:table-cell>
          <table:table-cell office:value-type="float" office:value="0.17">
            <text:p>0.17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21]" office:value-type="float" office:value="5.55555555555556">
            <text:p>6</text:p>
          </table:table-cell>
          <table:table-cell office:value-type="float" office:value="0.18">
            <text:p>0.18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22]" office:value-type="float" office:value="5.26315789473684">
            <text:p>5</text:p>
          </table:table-cell>
          <table:table-cell office:value-type="float" office:value="0.19">
            <text:p>0.19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23]"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2.45">
            <text:p>2.45</text:p>
          </table:table-cell>
          <table:table-cell table:style-name="ce1" table:formula="of:=1024/5*[.C23]" office:value-type="float" office:value="501.76">
            <text:p>502</text:p>
          </table:table-cell>
          <table:table-cell table:number-columns-repeated="11"/>
        </table:table-row>
        <table:table-row table:style-name="ro1">
          <table:table-cell table:formula="of:=1/[.B24]" office:value-type="float" office:value="4.76190476190476">
            <text:p>5</text:p>
          </table:table-cell>
          <table:table-cell office:value-type="float" office:value="0.21">
            <text:p>0.21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25]" office:value-type="float" office:value="4.54545454545455">
            <text:p>5</text:p>
          </table:table-cell>
          <table:table-cell office:value-type="float" office:value="0.22">
            <text:p>0.22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26]" office:value-type="float" office:value="4.34782608695652">
            <text:p>4</text:p>
          </table:table-cell>
          <table:table-cell office:value-type="float" office:value="0.23">
            <text:p>0.23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27]" office:value-type="float" office:value="4.16666666666667">
            <text:p>4</text:p>
          </table:table-cell>
          <table:table-cell office:value-type="float" office:value="0.24">
            <text:p>0.24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28]"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2.95">
            <text:p>2.95</text:p>
          </table:table-cell>
          <table:table-cell table:style-name="ce1" table:formula="of:=1024/5*[.C28]" office:value-type="float" office:value="604.16">
            <text:p>604</text:p>
          </table:table-cell>
          <table:table-cell table:number-columns-repeated="11"/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gp2y0a21yk" table:style-name="ta1" table:print="false">
        <table:table-column table:style-name="co3" table:default-cell-style-name="ce7"/>
        <table:table-column table:style-name="co4" table:default-cell-style-name="Default"/>
        <table:table-column table:style-name="co1" table:number-columns-repeated="10" table:default-cell-style-name="Default"/>
        <table:table-row table:style-name="ro2">
          <table:table-cell table:style-name="ce4" office:value-type="string">
            <text:p>5V</text:p>
          </table:table-cell>
          <table:table-cell table:style-name="ce8" office:value-type="string">
            <text:p>TMP36</text:p>
          </table:table-cell>
          <table:table-cell table:style-name="ce8" table:number-columns-repeated="2"/>
          <table:table-cell table:style-name="ce8" office:value-type="string">
            <text:p>TMP35</text:p>
          </table:table-cell>
          <table:table-cell table:style-name="ce8"/>
          <table:table-cell table:style-name="ce8" office:value-type="string">
            <text:p>TMP37</text:p>
          </table:table-cell>
          <table:table-cell>
            <draw:frame table:end-cell-address="gp2y0a21yk.R18" table:end-x="0.8087in" table:end-y="0.0941in" draw:z-index="1" draw:style-name="gr1" svg:width="9.0295in" svg:height="3.5173in" svg:x="0.6854in" svg:y="0in">
              <draw:object draw:notify-on-update-of-ranges="gp2y0a21yk.C3:gp2y0a21yk.C8 gp2y0a21yk.B1:gp2y0a21yk.B1 gp2y0a21yk.A3:gp2y0a21yk.A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style-name="ce5" office:value-type="string">
            <text:p>Temperature</text:p>
          </table:table-cell>
          <table:table-cell table:style-name="ce9" office:value-type="string">
            <text:p>voltage</text:p>
          </table:table-cell>
          <table:table-cell table:style-name="ce9" office:value-type="string">
            <text:p>adc output</text:p>
          </table:table-cell>
          <table:table-cell table:style-name="ce12"/>
          <table:table-cell table:style-name="ce14" table:number-columns-repeated="3"/>
          <table:table-cell table:number-columns-repeated="5"/>
        </table:table-row>
        <table:table-row table:style-name="ro2">
          <table:table-cell table:style-name="ce6" office:value-type="float" office:value="-25">
            <text:p>-25</text:p>
          </table:table-cell>
          <table:table-cell table:style-name="ce10" office:value-type="float" office:value="0.2666">
            <text:p>0.2666</text:p>
          </table:table-cell>
          <table:table-cell table:style-name="ce11" table:formula="of:=1024/5*[.B3]" office:value-type="float" office:value="54.59968">
            <text:p>55</text:p>
          </table:table-cell>
          <table:table-cell table:style-name="ce13" table:formula="of:=0.5124*[.C3]-54.61" office:value-type="float" office:value="-26.633123968">
            <text:p>-26.6331</text:p>
          </table:table-cell>
          <table:table-cell table:style-name="ce10" table:number-columns-repeated="3"/>
          <table:table-cell table:number-columns-repeated="5"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ce10" office:value-type="float" office:value="0.5333">
            <text:p>0.5333</text:p>
          </table:table-cell>
          <table:table-cell table:style-name="ce11" table:formula="of:=1024/5*[.B4]" office:value-type="float" office:value="109.21984">
            <text:p>109</text:p>
          </table:table-cell>
          <table:table-cell table:style-name="ce13" table:formula="of:=0.5124*[.C4]-54.61" office:value-type="float" office:value="1.35424601600001">
            <text:p>1.3542</text:p>
          </table:table-cell>
          <table:table-cell table:style-name="ce10" table:number-columns-repeated="3"/>
          <table:table-cell table:number-columns-repeated="5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10" office:value-type="float" office:value="0.7666">
            <text:p>0.7666</text:p>
          </table:table-cell>
          <table:table-cell table:style-name="ce11" table:formula="of:=1024/5*[.B5]" office:value-type="float" office:value="156.99968">
            <text:p>157</text:p>
          </table:table-cell>
          <table:table-cell table:style-name="ce13" table:formula="of:=0.5124*[.C5]-54.61" office:value-type="float" office:value="25.836636032">
            <text:p>25.8366</text:p>
          </table:table-cell>
          <table:table-cell table:style-name="ce10" table:number-columns-repeated="3"/>
          <table:table-cell table:number-columns-repeated="5"/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1" table:formula="of:=1024/5*[.B6]" office:value-type="float" office:value="204.8">
            <text:p>205</text:p>
          </table:table-cell>
          <table:table-cell table:style-name="ce13" table:formula="of:=0.5124*[.C6]-54.61" office:value-type="float" office:value="50.32952">
            <text:p>50.3295</text:p>
          </table:table-cell>
          <table:table-cell table:style-name="ce10" table:number-columns-repeated="3"/>
          <table:table-cell table:number-columns-repeated="5"/>
        </table:table-row>
        <table:table-row table:style-name="ro2">
          <table:table-cell table:style-name="ce6" office:value-type="float" office:value="75">
            <text:p>75</text:p>
          </table:table-cell>
          <table:table-cell table:style-name="ce10" office:value-type="float" office:value="1.2333">
            <text:p>1.2333</text:p>
          </table:table-cell>
          <table:table-cell table:style-name="ce11" table:formula="of:=1024/5*[.B7]" office:value-type="float" office:value="252.57984">
            <text:p>253</text:p>
          </table:table-cell>
          <table:table-cell table:style-name="ce13" table:formula="of:=0.5124*[.C7]-54.61" office:value-type="float" office:value="74.811910016">
            <text:p>74.8119</text:p>
          </table:table-cell>
          <table:table-cell table:style-name="ce10" table:number-columns-repeated="3"/>
          <table:table-cell table:number-columns-repeated="5"/>
        </table:table-row>
        <table:table-row table:style-name="ro2">
          <table:table-cell table:style-name="ce6" office:value-type="float" office:value="100">
            <text:p>100</text:p>
          </table:table-cell>
          <table:table-cell table:style-name="ce10" office:value-type="float" office:value="1.4666">
            <text:p>1.4666</text:p>
          </table:table-cell>
          <table:table-cell table:style-name="ce11" table:formula="of:=1024/5*[.B8]" office:value-type="float" office:value="300.35968">
            <text:p>300</text:p>
          </table:table-cell>
          <table:table-cell table:style-name="ce13" table:formula="of:=0.5124*[.C8]-54.61" office:value-type="float" office:value="99.294300032">
            <text:p>99.2943</text:p>
          </table:table-cell>
          <table:table-cell table:style-name="ce10" table:number-columns-repeated="3"/>
          <table:table-cell table:number-columns-repeated="5"/>
        </table:table-row>
        <table:table-row table:style-name="ro2">
          <table:table-cell table:number-columns-repeated="2"/>
          <table:table-cell table:style-name="ce1"/>
          <table:table-cell table:style-name="ce1"/>
          <table:table-cell table:number-columns-repeated="8"/>
        </table:table-row>
        <table:table-row table:style-name="ro2">
          <table:table-cell table:style-name="ce4" office:value-type="string">
            <text:p>3.3V</text:p>
          </table:table-cell>
          <table:table-cell table:style-name="ce8" office:value-type="string">
            <text:p>TMP36</text:p>
          </table:table-cell>
          <table:table-cell table:style-name="ce8" table:number-columns-repeated="2"/>
          <table:table-cell table:style-name="ce8" office:value-type="string">
            <text:p>TMP35</text:p>
          </table:table-cell>
          <table:table-cell table:style-name="ce8"/>
          <table:table-cell table:style-name="ce8" office:value-type="string">
            <text:p>TMP37</text:p>
          </table:table-cell>
          <table:table-cell table:number-columns-repeated="5"/>
        </table:table-row>
        <table:table-row table:style-name="ro2">
          <table:table-cell table:style-name="ce5" office:value-type="string">
            <text:p>Temperature</text:p>
          </table:table-cell>
          <table:table-cell table:style-name="ce9" office:value-type="string">
            <text:p>voltage</text:p>
          </table:table-cell>
          <table:table-cell table:style-name="ce9" office:value-type="string">
            <text:p>adc output</text:p>
          </table:table-cell>
          <table:table-cell table:style-name="ce12"/>
          <table:table-cell table:style-name="ce14" table:number-columns-repeated="3"/>
          <table:table-cell table:number-columns-repeated="5"/>
        </table:table-row>
        <table:table-row table:style-name="ro2">
          <table:table-cell table:style-name="ce6" office:value-type="float" office:value="-25">
            <text:p>-25</text:p>
          </table:table-cell>
          <table:table-cell table:style-name="ce10" office:value-type="float" office:value="0.2666">
            <text:p>0.2666</text:p>
          </table:table-cell>
          <table:table-cell table:style-name="ce11" table:formula="of:=1024/3.3*[.B12]" office:value-type="float" office:value="82.7267878787879">
            <text:p>83</text:p>
          </table:table-cell>
          <table:table-cell table:style-name="ce13" table:formula="of:=0.5124*[.C12]-54.61" office:value-type="float" office:value="-12.2207938909091">
            <text:p>-12.2208</text:p>
          </table:table-cell>
          <table:table-cell table:style-name="ce10" table:number-columns-repeated="3"/>
          <table:table-cell table:number-columns-repeated="5"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ce10" office:value-type="float" office:value="0.5333">
            <text:p>0.5333</text:p>
          </table:table-cell>
          <table:table-cell table:style-name="ce11" table:formula="of:=1024/3.3*[.B13]" office:value-type="float" office:value="165.484606060606">
            <text:p>165</text:p>
          </table:table-cell>
          <table:table-cell table:style-name="ce13" table:formula="of:=0.5124*[.C13]-54.61" office:value-type="float" office:value="30.1843121454546">
            <text:p>30.1843</text:p>
          </table:table-cell>
          <table:table-cell table:style-name="ce10" table:number-columns-repeated="3"/>
          <table:table-cell table:number-columns-repeated="5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10" office:value-type="float" office:value="0.7666">
            <text:p>0.7666</text:p>
          </table:table-cell>
          <table:table-cell table:style-name="ce11" table:formula="of:=1024/3.3*[.B14]" office:value-type="float" office:value="237.878303030303">
            <text:p>238</text:p>
          </table:table-cell>
          <table:table-cell table:style-name="ce13" table:formula="of:=0.5124*[.C14]-54.61" office:value-type="float" office:value="67.2788424727273">
            <text:p>67.2788</text:p>
          </table:table-cell>
          <table:table-cell table:style-name="ce10" table:number-columns-repeated="3"/>
          <table:table-cell table:number-columns-repeated="5"/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1" table:formula="of:=1024/3.3*[.B15]" office:value-type="float" office:value="310.30303030303">
            <text:p>310</text:p>
          </table:table-cell>
          <table:table-cell table:style-name="ce13" table:formula="of:=0.5124*[.C15]-54.61" office:value-type="float" office:value="104.389272727273">
            <text:p>104.3893</text:p>
          </table:table-cell>
          <table:table-cell table:style-name="ce10" table:number-columns-repeated="3"/>
          <table:table-cell table:number-columns-repeated="5"/>
        </table:table-row>
        <table:table-row table:style-name="ro2">
          <table:table-cell table:style-name="ce6" office:value-type="float" office:value="75">
            <text:p>75</text:p>
          </table:table-cell>
          <table:table-cell table:style-name="ce10" office:value-type="float" office:value="1.2333">
            <text:p>1.2333</text:p>
          </table:table-cell>
          <table:table-cell table:style-name="ce11" table:formula="of:=1024/3.3*[.B16]" office:value-type="float" office:value="382.696727272727">
            <text:p>383</text:p>
          </table:table-cell>
          <table:table-cell table:style-name="ce13" table:formula="of:=0.5124*[.C16]-54.61" office:value-type="float" office:value="141.483803054545">
            <text:p>141.4838</text:p>
          </table:table-cell>
          <table:table-cell table:style-name="ce10" table:number-columns-repeated="3"/>
          <table:table-cell table:number-columns-repeated="5"/>
        </table:table-row>
        <table:table-row table:style-name="ro2">
          <table:table-cell table:style-name="ce6" office:value-type="float" office:value="100">
            <text:p>100</text:p>
          </table:table-cell>
          <table:table-cell table:style-name="ce10" office:value-type="float" office:value="1.4666">
            <text:p>1.4666</text:p>
          </table:table-cell>
          <table:table-cell table:style-name="ce11" table:formula="of:=1024/3.3*[.B17]" office:value-type="float" office:value="455.090424242424">
            <text:p>455</text:p>
          </table:table-cell>
          <table:table-cell table:style-name="ce13" table:formula="of:=0.5124*[.C17]-54.61" office:value-type="float" office:value="178.578333381818">
            <text:p>178.5783</text:p>
          </table:table-cell>
          <table:table-cell table:style-name="ce10" table:number-columns-repeated="3"/>
          <table:table-cell table:number-columns-repeated="5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7"/>
          <table:table-cell>
            <draw:frame table:end-cell-address="gp2y0a21yk.S42" table:end-x="0.274in" table:end-y="0.1102in" draw:z-index="0" draw:style-name="gr1" svg:width="9.4445in" svg:height="4.6575in" svg:x="0.6244in" svg:y="0.0846in">
              <draw:object draw:notify-on-update-of-ranges="gp2y0a21yk.B10:gp2y0a21yk.B10 gp2y0a21yk.A12:gp2y0a21yk.A17 gp2y0a21yk.C12:gp2y0a21yk.C1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104855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1P0"/>
    </number:currency-style>
    <number:number-style style:name="N122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en Doggen</meta:initial-creator>
    <meta:creation-date>2012-05-10T13:53:35.48</meta:creation-date>
    <dc:date>2012-07-04T11:21:21</dc:date>
    <meta:editing-duration>P3DT18H54M42S</meta:editing-duration>
    <meta:editing-cycles>6</meta:editing-cycles>
    <meta:generator>LibreOffice/3.5$Linux_X86_64 LibreOffice_project/350m1$Build-2</meta:generator>
    <meta:document-statistic meta:table-count="3" meta:cell-count="13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04cm" svg:height="14.666cm" xlink:href=".." xlink:type="simple" chart:class="chart:scatter" chart:column-mapping="1 0" chart:style-name="ch1">
        <chart:title svg:x="5.87cm" svg:y="0.429cm" chart:style-name="ch2">
          <text:p>ADC output vs 1/Range</text:p>
        </chart:title>
        <chart:legend chart:legend-position="end" svg:x="12.308cm" svg:y="6.785cm" style:legend-expansion="high" chart:style-name="ch3"/>
        <chart:plot-area chart:style-name="ch4" table:cell-range-address="gp2y0A41SK.B3:gp2y0A41SK.C28" svg:x="0.778cm" svg:y="2.087cm" svg:width="10.874cm" svg:height="11.866cm">
          <chartooo:coordinate-region svg:x="1.69cm" svg:y="2.287cm" svg:width="9.722cm" svg:height="11.01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gp2y0A41SK.B3:gp2y0A41SK.B28" chart:class="chart:scatter">
            <chart:domain table:cell-range-address="gp2y0A41SK.C3:gp2y0A41SK.C28"/>
            <chart:regression-curve chart:style-name="ch8">
              <chart:equation chart:display-r-square="true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p2y0A41SK.C3:gp2y0A41SK.C28</svg:desc>
                </draw:g>
              </table:table-cell>
              <table:table-cell office:value-type="float" office:value="0">
                <text:p>0</text:p>
                <draw:g>
                  <svg:desc>gp2y0A41SK.B3:gp2y0A41SK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">
                <text:p>1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">
                <text:p>1.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5">
                <text:p>2.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5">
                <text:p>2.95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linear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93cm" svg:height="19.415cm" xlink:href=".." xlink:type="simple" chart:class="chart:scatter" chart:column-mapping="1 0" chart:style-name="ch1">
        <chart:title svg:x="9.914cm" svg:y="0.524cm" chart:style-name="ch2">
          <text:p>ADC output vs 1/Range</text:p>
        </chart:title>
        <chart:legend chart:legend-position="end" svg:x="20.397cm" svg:y="9.159cm" style:legend-expansion="high" chart:style-name="ch3"/>
        <chart:plot-area chart:style-name="ch4" table:cell-range-address="gp2y0A41SK.D3:gp2y0A41SK.D28 gp2y0A41SK.B3:gp2y0A41SK.B28" svg:x="0.937cm" svg:y="2.407cm" svg:width="18.479cm" svg:height="16.138cm">
          <chartooo:coordinate-region svg:x="1.849cm" svg:y="2.606cm" svg:width="17.287cm" svg:height="15.29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gp2y0A41SK.B3:gp2y0A41SK.B28" chart:class="chart:scatter">
            <chart:domain table:cell-range-address="gp2y0A41SK.D3:gp2y0A41SK.D28"/>
            <chart:regression-curve chart:style-name="ch9">
              <chart:equation chart:display-r-square="true"/>
            </chart:regression-curve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p2y0A41SK.D3:gp2y0A41SK.D28</svg:desc>
                </draw:g>
              </table:table-cell>
              <table:table-cell office:value-type="float" office:value="0">
                <text:p>0</text:p>
                <draw:g>
                  <svg:desc>gp2y0A41SK.B3:gp2y0A41SK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.44">
                <text:p>61.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.92">
                <text:p>81.9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.4">
                <text:p>102.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.12">
                <text:p>133.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6.24">
                <text:p>266.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9.12">
                <text:p>389.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1.76">
                <text:p>501.7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4.16">
                <text:p>604.16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9cm" svg:height="11.831cm" xlink:href=".." xlink:type="simple" chart:class="chart:scatter" chart:style-name="ch1">
        <chart:title svg:x="8.776cm" svg:y="0.372cm" chart:style-name="ch2">
          <text:p>Transfer Functions: Aref = 3.3 V</text:p>
        </chart:title>
        <chart:legend chart:legend-position="end" svg:x="20.318cm" svg:y="5.367cm" style:legend-expansion="high" chart:style-name="ch3"/>
        <chart:plot-area chart:style-name="ch4" table:cell-range-address="gp2y0a21yk.C12:gp2y0a21yk.C17 gp2y0a21yk.B10:gp2y0a21yk.B10 gp2y0a21yk.A12:gp2y0a21yk.A17" chart:data-source-has-labels="row" svg:x="0.929cm" svg:y="1.859cm" svg:width="18.431cm" svg:height="9.316cm">
          <chartooo:coordinate-region svg:x="1.736cm" svg:y="2.058cm" svg:width="17.344cm" svg:height="8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gp2y0a21yk.A12:gp2y0a21yk.A17" chart:label-cell-address="gp2y0a21yk.B10:gp2y0a21yk.B10" chart:class="chart:scatter">
            <chart:domain table:cell-range-address="gp2y0a21yk.C12:gp2y0a21yk.C17"/>
            <chart:regression-curve chart:style-name="ch8">
              <chart:equation chart:display-r-square="true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MP36</text:p>
                <draw:g>
                  <svg:desc>gp2y0a21yk.B10:gp2y0a21yk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.7267878787879">
                <text:p>82.7267878787879</text:p>
                <draw:g>
                  <svg:desc>gp2y0a21yk.C12:gp2y0a21yk.C17</svg:desc>
                </draw:g>
              </table:table-cell>
              <table:table-cell office:value-type="float" office:value="-25">
                <text:p>-25</text:p>
                <draw:g>
                  <svg:desc>gp2y0a21yk.A12:gp2y0a21yk.A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.484606060606">
                <text:p>165.484606060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7.878303030303">
                <text:p>237.8783030303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.30303030303">
                <text:p>310.303030303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2.696727272727">
                <text:p>382.6967272727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5.090424242424">
                <text:p>455.090424242424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936cm" svg:height="8.935cm" xlink:href=".." xlink:type="simple" chart:class="chart:scatter" chart:style-name="ch1">
        <chart:title svg:x="8.435cm" svg:y="0.314cm" chart:style-name="ch2">
          <text:p>Transfer Functions: Aref = 5 V</text:p>
        </chart:title>
        <chart:legend chart:legend-position="end" svg:x="19.264cm" svg:y="3.919cm" style:legend-expansion="high" chart:style-name="ch3"/>
        <chart:plot-area chart:style-name="ch4" table:cell-range-address="gp2y0a21yk.C3:gp2y0a21yk.C8 gp2y0a21yk.B1:gp2y0a21yk.B1 gp2y0a21yk.A3:gp2y0a21yk.A8" chart:data-source-has-labels="row" svg:x="0.908cm" svg:y="1.627cm" svg:width="17.44cm" svg:height="6.71cm">
          <chartooo:coordinate-region svg:x="1.715cm" svg:y="1.826cm" svg:width="16.353cm" svg:height="6.3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gp2y0a21yk.A3:gp2y0a21yk.A8" chart:label-cell-address="gp2y0a21yk.B1:gp2y0a21yk.B1" chart:class="chart:scatter">
            <chart:domain table:cell-range-address="gp2y0a21yk.C3:gp2y0a21yk.C8"/>
            <chart:regression-curve chart:style-name="ch8">
              <chart:equation chart:display-r-square="true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MP36</text:p>
                <draw:g>
                  <svg:desc>gp2y0a21yk.B1:gp2y0a21yk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.59968">
                <text:p>54.59968</text:p>
                <draw:g>
                  <svg:desc>gp2y0a21yk.C3:gp2y0a21yk.C8</svg:desc>
                </draw:g>
              </table:table-cell>
              <table:table-cell office:value-type="float" office:value="-25">
                <text:p>-25</text:p>
                <draw:g>
                  <svg:desc>gp2y0a21yk.A3:gp2y0a21yk.A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.21984">
                <text:p>109.2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.99968">
                <text:p>156.999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.8">
                <text:p>204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2.57984">
                <text:p>252.579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.35968">
                <text:p>300.35968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